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17.53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6.731cm" svg:height="2.413cm" svg:x="4.556cm" svg:y="3.667cm"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413cm" svg:x="1.381cm" svg:y="9.636cm">
          <text:p text:style-name="P1">Plugin 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56cm" svg:height="2.413cm" svg:x="1.381cm" svg:y="9.637cm">
          <text:p text:style-name="P1">Plugin 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413cm" svg:x="12.557cm" svg:y="9.636cm">
          <text:p text:style-name="P1">Plugin 3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2.413cm" svg:x="7.731cm" svg:y="9.636cm">
          <text:p text:style-name="P1">Plugin 2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048cm" svg:height="3.048cm" svg:x="17.637cm" svg:y="9.001cm">
          <text:p text:style-name="P1">Ap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1cm" svg:y1="6.08cm" svg:x2="9.509cm" svg:y2="9.636cm" draw:start-shape="id1" draw:start-glue-point="2" draw:end-shape="id2" draw:end-glue-point="0" svg:d="m7921 6080v1777h1588v1779">
          <text:p/>
        </draw:connector>
        <draw:connector draw:style-name="gr2" draw:text-style-name="P1" draw:layer="layout" draw:line-skew="0.001cm" svg:x1="7.921cm" svg:y1="6.08cm" svg:x2="14.335cm" svg:y2="9.636cm" draw:start-shape="id1" draw:start-glue-point="2" draw:end-shape="id3" draw:end-glue-point="0" svg:d="m7921 6080v1778h6414v1778">
          <text:p/>
        </draw:connector>
        <draw:connector draw:style-name="gr2" draw:text-style-name="P1" draw:layer="layout" svg:x1="11.287cm" svg:y1="4.873cm" svg:x2="19.161cm" svg:y2="9.001cm" draw:start-shape="id1" draw:start-glue-point="1" draw:end-shape="id4" draw:end-glue-point="0" svg:d="m11287 4873h7874v4128">
          <text:p/>
        </draw:connector>
        <draw:custom-shape draw:style-name="gr1" draw:text-style-name="P1" xml:id="id6" draw:id="id6" draw:layer="layout" svg:width="10.541cm" svg:height="2.921cm" svg:x="5.191cm" svg:y="17.891cm">
          <text:p text:style-name="P1">Launc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59cm" svg:y1="12.05cm" svg:x2="10.461cm" svg:y2="17.891cm" draw:start-shape="id5" draw:start-glue-point="2" draw:end-shape="id6" svg:d="m3159 12050v2920h7302v2921">
          <text:p/>
        </draw:connector>
        <draw:connector draw:style-name="gr2" draw:text-style-name="P1" draw:layer="layout" svg:x1="9.509cm" svg:y1="12.049cm" svg:x2="10.461cm" svg:y2="17.891cm" draw:start-shape="id2" draw:start-glue-point="2" draw:end-shape="id6" draw:end-glue-point="0" svg:d="m9509 12049v2920h952v2922">
          <text:p/>
        </draw:connector>
        <draw:connector draw:style-name="gr2" draw:text-style-name="P1" draw:layer="layout" svg:x1="19.161cm" svg:y1="12.049cm" svg:x2="10.461cm" svg:y2="17.891cm" draw:start-shape="id4" draw:start-glue-point="2" draw:end-shape="id6" svg:d="m19161 12049v2921h-8700v2921">
          <text:p/>
        </draw:connector>
        <draw:connector draw:style-name="gr2" draw:text-style-name="P1" draw:layer="layout" svg:x1="7.921cm" svg:y1="6.08cm" svg:x2="3.159cm" svg:y2="9.637cm" draw:start-shape="id1" draw:start-glue-point="2" draw:end-shape="id5" svg:d="m7921 6080v1778h-4762v1779">
          <text:p/>
        </draw:connector>
        <draw:frame draw:style-name="gr3" draw:layer="layout" svg:width="18.034cm" svg:height="4.826cm" svg:x="1.381cm" svg:y="23.098cm">
          <draw:text-box>
            <text:p>App pkg depends on Interface only, no direct dependencies on plugins</text:p>
            <text:p>Plugins are configured through Launch pkg. </text:p>
            <text:p>Compiling Launch will compile all required plugin pkg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Kidson</meta:initial-creator>
    <meta:creation-date>2012-11-20T16:47:11</meta:creation-date>
    <dc:date>2012-11-20T18:41:49</dc:date>
    <dc:creator>Ross Kidson</dc:creator>
    <meta:editing-duration>PT1H39M28S</meta:editing-duration>
    <meta:editing-cycles>2</meta:editing-cycles>
    <meta:generator>LibreOffice/3.4$Unix LibreOffice_project/340m1$Build-402</meta:generator>
    <meta:document-statistic meta:object-count="15"/>
  </office:meta>
</office:document-meta>
</file>